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.778cm" svg:x="1.508cm" svg:y="1.635cm">
          <text:p text:style-name="P1">Wallet's encryption/decryption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9.398cm" svg:height="1.524cm" svg:x="1.508cm" svg:y="4.175cm">
          <text:p text:style-name="P1">key of arbitrary lengt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9.271cm" svg:height="1.437cm" svg:x="1.488cm" svg:y="7.558cm">
          <text:p text:style-name="P1">SHA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9.271cm" svg:height="1.397cm" svg:x="1.508cm" svg:y="10.271cm">
          <text:p text:style-name="P1">first 16 bytes of dige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124cm" svg:y1="8.995cm" svg:x2="6.144cm" svg:y2="10.271cm" draw:start-shape="id1" draw:start-glue-point="6" draw:end-shape="id2" draw:end-glue-point="4" svg:d="m6124 8995 20 1276" svg:viewBox="0 0 21 1277">
          <text:p/>
        </draw:connector>
        <draw:custom-shape draw:style-name="gr1" draw:text-style-name="P1" xml:id="id4" draw:id="id4" draw:layer="layout" svg:width="9.144cm" svg:height="1.778cm" svg:x="11.16cm" svg:y="14.462cm">
          <text:p text:style-name="P1">CBC mode of</text:p>
          <text:p text:style-name="P1">128 Bit A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8.542cm" svg:height="5.969cm" svg:x="1.635cm" svg:y="18.018cm">
          <text:p text:style-name="P1">Initialization vector(IV)</text:p>
          <text:p text:style-name="P1">when creating a new wallet or updating</text:p>
          <text:p text:style-name="P1">an existing wallet, the IV is read from</text:p>
          <text:p text:style-name="P1">“/dev/urandom”<text:line-break/></text:p>
          <text:p text:style-name="P1">when opening a wallet,the IV is read from</text:p>
          <text:p text:style-name="P1">wallet's hea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cm -2.293cm" svg:x1="10.906cm" svg:y1="18.018cm" svg:x2="11.16cm" svg:y2="15.351cm" draw:start-shape="id3" draw:start-glue-point="4" draw:end-shape="id4" draw:end-glue-point="5" svg:d="m10906 18018v-889h-2540v-1778h2794" svg:viewBox="0 0 2795 2668">
          <text:p/>
        </draw:connector>
        <draw:connector draw:style-name="gr2" draw:text-style-name="P1" draw:layer="layout" svg:x1="6.144cm" svg:y1="11.668cm" svg:x2="11.16cm" svg:y2="15.351cm" draw:start-shape="id2" draw:start-glue-point="6" draw:end-shape="id4" draw:end-glue-point="5" svg:d="m6144 11668v3683h5016" svg:viewBox="0 0 5017 3684">
          <text:p/>
        </draw:connector>
        <draw:custom-shape draw:style-name="gr1" draw:text-style-name="P1" xml:id="id5" draw:id="id5" draw:layer="layout" svg:width="9.064cm" svg:height="1.397cm" svg:x="11.16cm" svg:y="10.319cm">
          <text:p text:style-name="P1">????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9.271cm" svg:height="1.397cm" svg:x="11.006cm" svg:y="7.557cm">
          <text:p text:style-name="P1">profit <text:s/>:-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14.462cm" svg:x2="15.692cm" svg:y2="11.716cm" draw:start-shape="id4" draw:start-glue-point="4" draw:end-shape="id5" draw:end-glue-point="6" svg:d="m15732 14462v-1373h-40v-1373" svg:viewBox="0 0 41 2747">
          <text:p/>
        </draw:connector>
        <draw:connector draw:style-name="gr2" draw:text-style-name="P1" draw:layer="layout" svg:x1="15.692cm" svg:y1="10.319cm" svg:x2="15.642cm" svg:y2="8.954cm" draw:start-shape="id5" draw:start-glue-point="4" draw:end-shape="id6" draw:end-glue-point="6" svg:d="m15692 10319v-683h-50v-682" svg:viewBox="0 0 51 1366">
          <text:p/>
        </draw:connector>
        <draw:connector draw:style-name="gr2" draw:text-style-name="P1" draw:layer="layout" svg:x1="6.207cm" svg:y1="5.699cm" svg:x2="6.124cm" svg:y2="7.558cm" draw:start-shape="id7" draw:start-glue-point="6" draw:end-shape="id1" draw:end-glue-point="4" svg:d="m6207 5699v930h-83v929" svg:viewBox="0 0 84 18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1T15:23:12.411357618</meta:creation-date>
    <dc:date>2013-08-11T15:46:31.163968828</dc:date>
    <meta:editing-duration>PT5M13S</meta:editing-duration>
    <meta:editing-cycles>4</meta:editing-cycles>
    <meta:generator>LibreOffice/4.1.0.4$Linux_x86 LibreOffice_project/89ea49ddacd9aa532507cbf852f2bb22b1ace28</meta:generator>
    <meta:document-statistic meta:object-count="14"/>
  </office:meta>
</office:document-meta>
</file>